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b14eb" officeooo:paragraph-rsid="001b14eb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1b14eb" officeooo:paragraph-rsid="001b14eb" style:font-weight-asian="bold" style:font-weight-complex="bold"/>
    </style:style>
    <style:style style:name="P3" style:family="paragraph" style:parent-style-name="Standard" style:list-style-name="L2">
      <style:text-properties fo:font-weight="bold" officeooo:rsid="001b14eb" officeooo:paragraph-rsid="001b14eb" style:font-weight-asian="bold" style:font-weight-complex="bold"/>
    </style:style>
    <style:style style:name="P4" style:family="paragraph" style:parent-style-name="Standard" style:list-style-name="L3">
      <style:text-properties fo:font-weight="bold" officeooo:rsid="001b14eb" officeooo:paragraph-rsid="001b14eb" style:font-weight-asian="bold" style:font-weight-complex="bold"/>
    </style:style>
    <style:style style:name="P5" style:family="paragraph" style:parent-style-name="Standard">
      <style:text-properties fo:font-weight="bold" officeooo:rsid="001cb1da" officeooo:paragraph-rsid="001cb1da" style:font-weight-asian="bold" style:font-weight-complex="bold"/>
    </style:style>
    <style:style style:name="P6" style:family="paragraph" style:parent-style-name="Standard">
      <style:text-properties fo:font-weight="normal" officeooo:rsid="001b14eb" officeooo:paragraph-rsid="001b14eb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14eb" officeooo:paragraph-rsid="001b14eb" style:font-weight-asian="normal" style:font-weight-complex="normal"/>
    </style:style>
    <style:style style:name="P8" style:family="paragraph" style:parent-style-name="Standard">
      <style:text-properties officeooo:rsid="001cb1da" officeooo:paragraph-rsid="001cb1da"/>
    </style:style>
    <style:style style:name="P9" style:family="paragraph" style:parent-style-name="Standard">
      <style:text-properties officeooo:paragraph-rsid="001cb1d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cb1da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NO PUEDE SER REASIGNADA</text:p>
      <text:p text:style-name="P1"><text:span text:style-name="T1"/></text:p>
      <text:p text:style-name="P1"><text:span text:style-name="T1">Una variable con la palabra clave </text:span><text:span text:style-name="T3">const</text:span><text:span text:style-name="T5"> no puede ser reasignada:</text:span></text:p>
      <text:p text:style-name="P1"><text:span text:style-name="T5"/></text:p>
      <text:p text:style-name="P1"><text:span text:style-name="T1">Ejemplo:</text:span></text:p>
      <text:p text:style-name="P1"><text:span text:style-name="T1"/></text:p>
      <text:p text:style-name="P1"><text:span text:style-name="T1">const PI = 3.141592653589793;<text:line-break/>PI = 3.14;      // This will give an error<text:line-break/>PI = PI + 10;   // This will also give an error </text:span></text:p>
      <text:p text:style-name="P1"><text:span text:style-name="T1"/></text:p>
      <text:p text:style-name="P1">DEBE SER ASIGNADA</text:p>
      <text:p text:style-name="P1"><text:span text:style-name="T1"/></text:p>
      <text:p text:style-name="P1"><text:span text:style-name="T1">Deben ser asignadas cuando son declaradas:</text:span></text:p>
      <text:p text:style-name="P1"><text:span text:style-name="T1"/></text:p>
      <text:p text:style-name="P1"><text:span text:style-name="T1">Correcto:</text:span></text:p>
      <text:p text:style-name="P1"><text:span text:style-name="T1"/></text:p>
      <text:p text:style-name="P1"><text:span text:style-name="T1">const PI = 3.14159265359; </text:span></text:p>
      <text:p text:style-name="P1"><text:span text:style-name="T1"/></text:p>
      <text:p text:style-name="P1"><text:span text:style-name="T1"/></text:p>
      <text:p text:style-name="P1"><text:span text:style-name="T1">Incorrecto:</text:span></text:p>
      <text:p text:style-name="P1"><text:span text:style-name="T1"/></text:p>
      <text:p text:style-name="P1"><text:span text:style-name="T1">const PI;<text:line-break/>PI = 3.14159265359;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CUANDO USAR UNA CONSTANTE EN JAVASCRIPT? </text:p>
      <text:p text:style-name="P1"/>
      <text:p text:style-name="P6">Siempre declarar una variable como constante cuando sepamos que su valor no debería ser cambiado.</text:p>
      <text:p text:style-name="P6"/>
      <text:p text:style-name="P6">Usar <text:span text:style-name="T2">const</text:span><text:span text:style-name="T4"> al declarar:</text:span></text:p>
      <text:p text:style-name="P6"><text:span text:style-name="T4"/></text:p>
      <text:list text:style-name="L1">
        <text:list-item>
          <text:p text:style-name="P7"><text:span text:style-name="T4">Un nuevo array</text:span></text:p>
        </text:list-item>
        <text:list-item>
          <text:p text:style-name="P7"><text:span text:style-name="T4">Un nuevo objeto</text:span></text:p>
        </text:list-item>
        <text:list-item>
          <text:p text:style-name="P7"><text:span text:style-name="T4">Una nueva función</text:span></text:p>
        </text:list-item>
        <text:list-item>
          <text:p text:style-name="P7"><text:span text:style-name="T4">Un RegExp</text:span></text:p>
        </text:list-item>
      </text:list>
      <text:p text:style-name="P6"><text:span text:style-name="T4"/></text:p>
      <text:p text:style-name="P6"><text:span text:style-name="T4"/></text:p>
      <text:p text:style-name="P6"><text:span text:style-name="T4"/></text:p>
      <text:p text:style-name="P1"><text:span text:style-name="T4"/></text:p>
      <text:p text:style-name="P2"><text:span text:style-name="T4"/></text:p>
      <text:p text:style-name="P1"><text:span text:style-name="T4">OBJETOS Y ARRAYS CONSTANTES</text:span></text:p>
      <text:p text:style-name="P1"><text:span text:style-name="T5"/></text:p>
      <text:p text:style-name="P1"><text:span text:style-name="T5">Para aclarar, la palabra clave const no define un valor constante. Define una referencia constante a un valor.<text:line-break/><text:line-break/>Debido a esto, NO podemos:</text:span></text:p>
      <text:p text:style-name="P1"><text:span text:style-name="T5"/></text:p>
      <text:list text:style-name="L2">
        <text:list-item>
          <text:p text:style-name="P3"><text:span text:style-name="T5">Reasignar un valor constante</text:span></text:p>
        </text:list-item>
        <text:list-item>
          <text:p text:style-name="P3"><text:span text:style-name="T5">Reasignar un array constante</text:span></text:p>
        </text:list-item>
        <text:list-item>
          <text:p text:style-name="P3"><text:span text:style-name="T5">Reasignar un objeto constante</text:span></text:p>
        </text:list-item>
      </text:list>
      <text:p text:style-name="P1"><text:span text:style-name="T5"/></text:p>
      <text:p text:style-name="P1"><text:span text:style-name="T5">Pero SI podemos:</text:span></text:p>
      <text:p text:style-name="P1"><text:span text:style-name="T5"/></text:p>
      <text:list text:style-name="L3">
        <text:list-item>
          <text:p text:style-name="P4"><text:span text:style-name="T5">Cambiar los elementos de un array constante</text:span></text:p>
        </text:list-item>
        <text:list-item>
          <text:p text:style-name="P4"><text:span text:style-name="T5">Cambiar las propiedades de un objeto constante</text:span></text:p>
        </text:list-item>
      </text:list>
      <text:p text:style-name="P1"><text:span text:style-name="T5"/></text:p>
      <text:p text:style-name="P1"><text:span text:style-name="T5"/></text:p>
      <text:p text:style-name="P1"><text:span text:style-name="T4">ARRAYS CONSTANTES</text:span></text:p>
      <text:p text:style-name="P1"><text:span text:style-name="T5"/></text:p>
      <text:p text:style-name="P1"><text:span text:style-name="T5">Podemos cambiar los elementos de un array constante:</text:span></text:p>
      <text:p text:style-name="P1"><text:span text:style-name="T5">Ejemplo:</text:span></text:p>
      <text:p text:style-name="P1"><text:span text:style-name="T5"/></text:p>
      <text:p text:style-name="P1"><text:span text:style-name="T5">// You can create a constant array:<text:line-break/>const cars = ["Saab", "Volvo", "BMW"];<text:line-break/><text:line-break/>// You can change an element:<text:line-break/>cars[0] = "Toyota";<text:line-break/><text:line-break/>// You can add an element:<text:line-break/>cars.push("Audi"); </text:span></text:p>
      <text:p text:style-name="P1"><text:span text:style-name="T5"/></text:p>
      <text:p text:style-name="P1"><text:span text:style-name="T5"/></text:p>
      <text:p text:style-name="P1"><text:span text:style-name="T5">pero NO podemos reasignar el array:</text:span></text:p>
      <text:p text:style-name="P1"><text:span text:style-name="T5"/></text:p>
      <text:p text:style-name="P1"><text:span text:style-name="T5">const cars = ["Saab", "Volvo", "BMW"];<text:line-break/><text:line-break/>cars = ["Toyota", "Volvo", "Audi"];    // ERROR </text:span></text:p>
      <text:p text:style-name="P2"><text:span text:style-name="T5"/></text:p>
      <text:p text:style-name="P1"><text:span text:style-name="T5"/></text:p>
      <text:p text:style-name="P5"><text:span text:style-name="T4">OBJETOS CONSTANTES</text:span></text:p>
      <text:p text:style-name="P5"><text:span text:style-name="T5"><text:line-break/>Podemos cambiar las propiedades de un objeto constante:</text:span></text:p>
      <text:p text:style-name="P5"><text:span text:style-name="T5"/></text:p>
      <text:p text:style-name="P9"><text:span text:style-name="T6">Ejemplo:<text:line-break/><text:line-break/></text:span><text:span text:style-name="T5">// You can create a const object:<text:line-break/>const car = {type:"Fiat", model:"500", color:"white"};<text:line-break/><text:line-break/>// You can change a property:<text:line-break/>car.color = "red";<text:line-break/><text:line-break/>// You can add a property:<text:line-break/>car.owner = "Johnson"; </text:span></text:p>
      <text:p text:style-name="P9"><text:span text:style-name="T6"/></text:p>
      <text:p text:style-name="P9"><text:span text:style-name="T6"/></text:p>
      <text:p text:style-name="P8"><text:span text:style-name="T5">Pero NO podemos reasignar el objeto:</text:span></text:p>
      <text:p text:style-name="P8"><text:span text:style-name="T5"/></text:p>
      <text:p text:style-name="P8"><text:span text:style-name="T5">const car = {type:"Fiat", model:"500", color:"white"};<text:line-break/><text:line-break/>car = {type:"Volvo", model:"EX60", color:"red"};    // ERROR 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20:57:59.266000000</meta:creation-date>
    <dc:date>2024-02-23T21:05:49.884000000</dc:date>
    <meta:editing-duration>PT7M50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36" meta:word-count="282" meta:character-count="1731" meta:non-whitespace-character-count="1464"/>
  </office:meta>
</office:document-meta>
</file>